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08_22-55-15_000.mid</text:p>
          </table:table-cell>
          <table:table-cell table:style-name="ce26" office:value-type="string">
            <text:p>:in-mid / app=perfect-piano / 演奏、play / category=~,inst=shino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2];[.K2])" office:value-type="string" office:string-value="mid">
            <text:p>mid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1-11_20-20-53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];[.K3])" office:value-type="string" office:string-value="mid">
            <text:p>mid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1-12_23-01-39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4];[.K4])" office:value-type="string" office:string-value="mid">
            <text:p>mid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1-20_14-40-53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5];[.K5])" office:value-type="string" office:string-value="mid">
            <text:p>mid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11-20_22-00-33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6];[.K6])" office:value-type="string" office:string-value="mid">
            <text:p>mid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1-22_22-35-25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7];[.K7])" office:value-type="string" office:string-value="mid">
            <text:p>mid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2-11-24_14-31-46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8];[.K8])" office:value-type="string" office:string-value="mid">
            <text:p>mid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1-25_22-59-52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9];[.K9])" office:value-type="string" office:string-value="mid">
            <text:p>mid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1-26_14-43-01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0];[.K10])" office:value-type="string" office:string-value="mid">
            <text:p>mid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1-26_18-02-05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1];[.K11])" office:value-type="string" office:string-value="mid">
            <text:p>mid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8" office:value-type="string">
            <text:p>2022-11-27_15-12-10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2];[.K12])" office:value-type="string" office:string-value="mid">
            <text:p>mid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2022-11-27_16-39-23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3];[.K13])" office:value-type="string" office:string-value="mid">
            <text:p>mid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2-11-27_23-01-00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4];[.K14])" office:value-type="string" office:string-value="mid">
            <text:p>mid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2-11-28_17-37-37_000.mid</text:p>
          </table:table-cell>
          <table:table-cell table:style-name="ce26" office:value-type="string">
            <text:p>:in-mid / app=perfect-piano / 演奏、play / category=~,inst=~,for=~,genre=~,file-id=2022-11-28_17-37-37_000.mid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in-mid / app=perfect-piano / 演奏、play / category=~,inst=~,for=~,genre=~,file-id=2022-11-28_17-37-37_000.mid">
            <text:p>:in-mid / app=perfect-piano / 演奏、play / category=~,inst=~,for=~,genre=~,file-id=2022-11-28_17-37-37_000.mid</text:p>
          </table:table-cell>
          <table:table-cell table:style-name="ce10" table:formula="of:=RIGHT([.B15];[.K15])" office:value-type="string" office:string-value="mid">
            <text:p>mid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2-11-28_17-50-51_000.mid</text:p>
          </table:table-cell>
          <table:table-cell table:style-name="ce26" office:value-type="string">
            <text:p>:in-mid / app=perfect-piano / 演奏、play / category=~,inst=~,for=cont.prev-1.mid,genre=~,file-id=2022-11-28_17-37-37_000.mid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in-mid / app=perfect-piano / 演奏、play / category=~,inst=~,for=cont.prev-1.mid,genre=~,file-id=2022-11-28_17-37-37_000.mid">
            <text:p>:in-mid / app=perfect-piano / 演奏、play / category=~,inst=~,for=cont.prev-1.mid,genre=~,file-id=2022-11-28_17-37-37_000.mid</text:p>
          </table:table-cell>
          <table:table-cell table:style-name="ce10" table:formula="of:=RIGHT([.B16];[.K16])" office:value-type="string" office:string-value="mid">
            <text:p>mid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2-11-28_22-00-21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7];[.K17])" office:value-type="string" office:string-value="mid">
            <text:p>mid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8" office:value-type="string">
            <text:p>2022-12-04_20-52-51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8];[.K18])" office:value-type="string" office:string-value="mid">
            <text:p>mid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7" office:value-type="string">
            <text:p>2022-12-04_22-39-07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9];[.K19])" office:value-type="string" office:string-value="mid">
            <text:p>mid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8" office:value-type="string">
            <text:p>2022-12-11_08-15-37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0];[.K20])" office:value-type="string" office:string-value="mid">
            <text:p>mid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2-12-22_14-02-2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m 食べた物 ">
            <text:p>:m 食べた物 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10" office:value-type="string">
            <text:p>2022-12-22_17-11-05_000.jpg</text:p>
          </table:table-cell>
          <table:table-cell table:style-name="ce26" office:value-type="string">
            <text:p>:m RES 1*1 / free# JVEMV6 83#_67:1 / 83. chemistry / topics=『読み物　物理化学』,w=,s=~,i=~,other=q-id=WYBD:(file-id=2022-12-21_17-57-23_000.jpg),next=+,doc=r-1-1~1.3:p.94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2];[.K22])" office:value-type="string" office:string-value="jpg">
            <text:p>jpg</text:p>
          </table:table-cell>
          <table:table-cell table:style-name="ce52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0" office:value-type="string">
            <text:p>2022-12-22_17-11-30_000.jpg</text:p>
          </table:table-cell>
          <table:table-cell table:style-name="ce26" office:value-type="string">
            <text:p>:m #*# / memo:other(m:other) / topic=習字, about=~,other=~,id=~,content=個;数;平;均;受;速;密;断;面;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10" table:formula="of:=RIGHT([.B23];[.K23])" office:value-type="string" office:string-value="jpg">
            <text:p>jpg</text:p>
          </table:table-cell>
          <table:table-cell table:style-name="ce52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2">
            <text:p>2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3">2022/12/23</text:date>, <text:time>10:40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3T10:40:47.69</dc:date>
    <dc:creator>iwabuchi ken</dc:creator>
    <meta:editing-duration>P52DT6H55M52S</meta:editing-duration>
    <meta:editing-cycles>16789</meta:editing-cycles>
    <meta:document-statistic meta:table-count="2" meta:cell-count="933" meta:object-count="0"/>
    <meta:user-defined meta:name="qrichtext">1</meta:user-defined>
  </office:meta>
</office:document-meta>
</file>